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Times New Roman'" style:font-family-asian="'Times New Roman'" style:font-family-complex="'Times New Roman'" fo:background-color="transparent" style:use-window-font-color="true"/>
    </style:style>
    <style:style style:name="T2" style:family="text">
      <style:text-properties fo:font-size="12.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8.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fo:color="#007791"/>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27.00pt" fo:font-weight="bold" fo:font-family="'Times New Roman'" style:font-family-asian="'Times New Roman'" style:font-family-complex="'Times New Roman'" fo:background-color="transparent" fo:color="#29303b"/>
    </style:style>
    <style:style style:name="T21" style:family="text">
      <style:text-properties fo:font-size="18.00pt" fo:font-weight="normal" fo:font-family="'Times New Roman'" style:font-family-asian="'Times New Roman'" style:font-family-complex="'Times New Roman'" fo:background-color="transparent" fo:color="#29303b"/>
    </style:style>
    <style:style style:name="T22" style:family="text">
      <style:text-properties fo:font-size="13.5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Liberation Mono'" style:font-family-asian="'Liberation Mono'" style:font-family-complex="'Liberation Mono'" fo:background-color="#f2f3f5" fo:color="#ec5252"/>
    </style:style>
    <style:style style:name="T24" style:family="text">
      <style:text-properties fo:font-size="13.5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Liberation Mono'" style:font-family-asian="'Liberation Mono'" style:font-family-complex="'Liberation Mono'" fo:background-color="#f2f3f5" fo:color="#ec5252"/>
    </style:style>
    <style:style style:name="T26" style:family="text">
      <style:text-properties fo:font-size="13.50pt" fo:font-weight="normal" fo:font-family="'Times New Roman'" style:font-family-asian="'Times New Roman'" style:font-family-complex="'Times New Roman'" fo:background-color="transparent" style:use-window-font-color="true"/>
    </style:style>
    <style:style style:name="T27" style:family="text">
      <style:text-properties fo:font-size="9.00pt" fo:font-weight="normal" fo:font-family="'Liberation Mono'" style:font-family-asian="'Liberation Mono'" style:font-family-complex="'Liberation Mono'" fo:background-color="transparent" fo:color="#29303b"/>
    </style:style>
    <style:style style:name="T28" style:family="text">
      <style:text-properties fo:font-size="9.00pt" fo:font-weight="normal" fo:font-family="'Liberation Mono'" style:font-family-asian="'Liberation Mono'" style:font-family-complex="'Liberation Mono'" fo:background-color="transparent" fo:color="#b35a1b"/>
    </style:style>
    <style:style style:name="T29" style:family="text">
      <style:text-properties fo:font-size="9.00pt" fo:font-weight="normal" fo:font-family="'Liberation Mono'" style:font-family-asian="'Liberation Mono'" style:font-family-complex="'Liberation Mono'" fo:background-color="transparent" fo:color="#29303b"/>
    </style:style>
    <style:style style:name="T30" style:family="text">
      <style:text-properties fo:font-size="13.5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Liberation Mono'" style:font-family-asian="'Liberation Mono'" style:font-family-complex="'Liberation Mono'" fo:background-color="#f2f3f5" fo:color="#ec5252"/>
    </style:style>
    <style:style style:name="T32" style:family="text">
      <style:text-properties fo:font-size="13.50pt" fo:font-weight="normal" fo:font-family="'Times New Roman'" style:font-family-asian="'Times New Roman'" style:font-family-complex="'Times New Roman'" fo:background-color="transparent" style:use-window-font-color="true"/>
    </style:style>
    <style:style style:name="T33" style:family="text">
      <style:text-properties fo:font-size="12.00pt" fo:font-weight="normal" fo:font-family="'Liberation Mono'" style:font-family-asian="'Liberation Mono'" style:font-family-complex="'Liberation Mono'" fo:background-color="#f2f3f5" fo:color="#ec5252"/>
    </style:style>
    <style:style style:name="T34" style:family="text">
      <style:text-properties fo:font-size="13.5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fo:font-family="'Liberation Mono'" style:font-family-asian="'Liberation Mono'" style:font-family-complex="'Liberation Mono'" fo:background-color="#f2f3f5" fo:color="#ec5252"/>
    </style:style>
    <style:style style:name="T36" style:family="text">
      <style:text-properties fo:font-size="13.50pt" fo:font-weight="normal" fo:font-family="'Times New Roman'" style:font-family-asian="'Times New Roman'" style:font-family-complex="'Times New Roman'" fo:background-color="transparent" style:use-window-font-color="true"/>
    </style:style>
    <style:style style:name="T37" style:family="text">
      <style:text-properties fo:font-size="13.50pt" fo:font-weight="bold" fo:font-family="'Times New Roman'" style:font-family-asian="'Times New Roman'" style:font-family-complex="'Times New Roman'" fo:background-color="transparent" style:use-window-font-color="true"/>
    </style:style>
    <style:style style:name="T38" style:family="text">
      <style:text-properties fo:font-size="13.5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normal" fo:font-family="'Liberation Mono'" style:font-family-asian="'Liberation Mono'" style:font-family-complex="'Liberation Mono'" fo:background-color="#f2f3f5" fo:color="#ec5252"/>
    </style:style>
    <style:style style:name="T40" style:family="text">
      <style:text-properties fo:font-size="13.50pt" fo:font-weight="normal" fo:font-family="'Times New Roman'" style:font-family-asian="'Times New Roman'" style:font-family-complex="'Times New Roman'" fo:background-color="transparent" style:use-window-font-color="true"/>
    </style:style>
    <style:style style:name="T41" style:family="text">
      <style:text-properties fo:font-size="9.00pt" fo:font-weight="normal" fo:font-family="'Liberation Mono'" style:font-family-asian="'Liberation Mono'" style:font-family-complex="'Liberation Mono'" fo:background-color="transparent" fo:color="#29303b"/>
    </style:style>
    <style:style style:name="T42" style:family="text">
      <style:text-properties fo:font-size="9.00pt" fo:font-weight="normal" fo:font-family="'Liberation Mono'" style:font-family-asian="'Liberation Mono'" style:font-family-complex="'Liberation Mono'" fo:background-color="transparent" fo:color="#b35a1b"/>
    </style:style>
    <style:style style:name="T43" style:family="text">
      <style:text-properties fo:font-size="9.00pt" fo:font-weight="normal" fo:font-family="'Liberation Mono'" style:font-family-asian="'Liberation Mono'" style:font-family-complex="'Liberation Mono'" fo:background-color="transparent" fo:color="#29303b"/>
    </style:style>
    <style:style style:name="T44" style:family="text">
      <style:text-properties fo:font-size="13.5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fo:font-family="'Liberation Mono'" style:font-family-asian="'Liberation Mono'" style:font-family-complex="'Liberation Mono'" fo:background-color="#f2f3f5" fo:color="#ec5252"/>
    </style:style>
    <style:style style:name="T46" style:family="text">
      <style:text-properties fo:font-size="13.5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normal" fo:font-family="'Liberation Mono'" style:font-family-asian="'Liberation Mono'" style:font-family-complex="'Liberation Mono'" fo:background-color="#f2f3f5" fo:color="#ec5252"/>
    </style:style>
    <style:style style:name="T48" style:family="text">
      <style:text-properties fo:font-size="13.5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normal" fo:font-family="'Liberation Mono'" style:font-family-asian="'Liberation Mono'" style:font-family-complex="'Liberation Mono'" fo:background-color="#f2f3f5" fo:color="#ec5252"/>
    </style:style>
    <style:style style:name="T50" style:family="text">
      <style:text-properties fo:font-size="13.5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fo:font-family="'Liberation Mono'" style:font-family-asian="'Liberation Mono'" style:font-family-complex="'Liberation Mono'" fo:background-color="#f2f3f5" fo:color="#ec5252"/>
    </style:style>
    <style:style style:name="T52" style:family="text">
      <style:text-properties fo:font-size="13.50pt" fo:font-weight="normal" fo:font-family="'Times New Roman'" style:font-family-asian="'Times New Roman'" style:font-family-complex="'Times New Roman'" fo:background-color="transparent" style:use-window-font-color="true"/>
    </style:style>
    <style:style style:name="T53" style:family="text">
      <style:text-properties fo:font-size="13.50pt" fo:font-weight="bold" fo:font-family="'Times New Roman'" style:font-family-asian="'Times New Roman'" style:font-family-complex="'Times New Roman'" fo:background-color="transparent" style:use-window-font-color="true"/>
    </style:style>
    <style:style style:name="T54" style:family="text">
      <style:text-properties fo:font-size="27.00pt" fo:font-weight="normal" fo:font-family="'Times New Roman'" style:font-family-asian="'Times New Roman'" style:font-family-complex="'Times New Roman'" fo:background-color="transparent" fo:color="#29303b"/>
    </style:style>
    <style:style style:name="T55" style:family="text">
      <style:text-properties fo:font-size="18.00pt" fo:font-weight="normal" fo:font-family="'Times New Roman'" style:font-family-asian="'Times New Roman'" style:font-family-complex="'Times New Roman'" fo:background-color="transparent" fo:color="#29303b"/>
    </style:style>
    <style:style style:name="T56" style:family="text">
      <style:text-properties fo:font-size="13.50pt" fo:font-weight="normal" fo:font-family="'Times New Roman'" style:font-family-asian="'Times New Roman'" style:font-family-complex="'Times New Roman'" fo:background-color="transparent" style:use-window-font-color="true"/>
    </style:style>
    <style:style style:name="T57" style:family="text">
      <style:text-properties fo:font-size="13.50pt" fo:font-weight="bold" fo:font-family="'Times New Roman'" style:font-family-asian="'Times New Roman'" style:font-family-complex="'Times New Roman'" fo:background-color="transparent" style:use-window-font-color="true"/>
    </style:style>
    <style:style style:name="T58" style:family="text">
      <style:text-properties fo:font-size="13.50pt" fo:font-weight="normal" fo:font-family="'Times New Roman'" style:font-family-asian="'Times New Roman'" style:font-family-complex="'Times New Roman'" fo:background-color="transparent" style:use-window-font-color="true"/>
    </style:style>
    <style:style style:name="T59" style:family="text">
      <style:text-properties fo:font-size="13.50pt" fo:font-weight="bold" fo:font-family="'Times New Roman'" style:font-family-asian="'Times New Roman'" style:font-family-complex="'Times New Roman'" fo:background-color="transparent" style:use-window-font-color="true"/>
    </style:style>
    <style:style style:name="T60" style:family="text">
      <style:text-properties fo:font-size="13.50pt" fo:font-weight="normal" fo:font-family="'Times New Roman'" style:font-family-asian="'Times New Roman'" style:font-family-complex="'Times New Roman'" fo:background-color="transparent" style:use-window-font-color="true"/>
    </style:style>
    <style:style style:name="T61" style:family="text">
      <style:text-properties fo:font-size="13.5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3.50pt" fo:font-weight="normal" fo:font-family="'Times New Roman'" style:font-family-asian="'Times New Roman'" style:font-family-complex="'Times New Roman'" fo:background-color="transparent" style:use-window-font-color="true"/>
    </style:style>
    <style:style style:name="T63" style:family="text">
      <style:text-properties fo:font-size="13.50pt" fo:font-weight="normal" fo:font-family="'Times New Roman'" style:font-family-asian="'Times New Roman'" style:font-family-complex="'Times New Roman'" fo:background-color="transparent" style:use-window-font-color="true" fo:font-style="italic"/>
    </style:style>
    <style:style style:name="T64" style:family="text">
      <style:text-properties fo:font-size="13.50pt" fo:font-weight="bold" fo:font-family="'Times New Roman'" style:font-family-asian="'Times New Roman'" style:font-family-complex="'Times New Roman'" fo:background-color="transparent" style:use-window-font-color="true"/>
    </style:style>
    <style:style style:name="T65" style:family="text">
      <style:text-properties fo:font-size="13.50pt" fo:font-weight="normal" fo:font-family="'Times New Roman'" style:font-family-asian="'Times New Roman'" style:font-family-complex="'Times New Roman'" fo:background-color="transparent" style:use-window-font-color="true"/>
    </style:style>
    <style:style style:name="T66" style:family="text">
      <style:text-properties fo:font-size="12.00pt" fo:font-weight="normal" fo:font-family="'Liberation Mono'" style:font-family-asian="'Liberation Mono'" style:font-family-complex="'Liberation Mono'" fo:background-color="#f2f3f5" fo:color="#ec5252"/>
    </style:style>
    <style:style style:name="T67" style:family="text">
      <style:text-properties fo:font-size="13.5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fo:font-family="'Liberation Mono'" style:font-family-asian="'Liberation Mono'" style:font-family-complex="'Liberation Mono'" fo:background-color="#f2f3f5" fo:color="#ec5252"/>
    </style:style>
    <style:style style:name="T69" style:family="text">
      <style:text-properties fo:font-size="13.5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Liberation Mono'" style:font-family-asian="'Liberation Mono'" style:font-family-complex="'Liberation Mono'" fo:background-color="#f2f3f5" fo:color="#ec5252"/>
    </style:style>
    <style:style style:name="T71" style:family="text">
      <style:text-properties fo:font-size="13.5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normal" fo:font-family="'Liberation Mono'" style:font-family-asian="'Liberation Mono'" style:font-family-complex="'Liberation Mono'" fo:background-color="#f2f3f5" fo:color="#ec5252"/>
    </style:style>
    <style:style style:name="T73" style:family="text">
      <style:text-properties fo:font-size="13.5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normal" fo:font-family="'Liberation Mono'" style:font-family-asian="'Liberation Mono'" style:font-family-complex="'Liberation Mono'" fo:background-color="#f2f3f5" fo:color="#ec5252"/>
    </style:style>
    <style:style style:name="T75" style:family="text">
      <style:text-properties fo:font-size="13.5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fo:font-family="'Liberation Mono'" style:font-family-asian="'Liberation Mono'" style:font-family-complex="'Liberation Mono'" fo:background-color="#f2f3f5" fo:color="#ec5252"/>
    </style:style>
    <style:style style:name="T77" style:family="text">
      <style:text-properties fo:font-size="13.5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normal" fo:font-family="'Liberation Mono'" style:font-family-asian="'Liberation Mono'" style:font-family-complex="'Liberation Mono'" fo:background-color="#f2f3f5" fo:color="#ec5252"/>
    </style:style>
    <style:style style:name="T79" style:family="text">
      <style:text-properties fo:font-size="13.50pt" fo:font-weight="normal" fo:font-family="'Times New Roman'" style:font-family-asian="'Times New Roman'" style:font-family-complex="'Times New Roman'" fo:background-color="transparent" style:use-window-font-color="true"/>
    </style:style>
    <style:style style:name="T80" style:family="text">
      <style:text-properties fo:font-size="13.50pt" fo:font-weight="bold" fo:font-family="'Times New Roman'" style:font-family-asian="'Times New Roman'" style:font-family-complex="'Times New Roman'" fo:background-color="transparent" style:use-window-font-color="true"/>
    </style:style>
    <style:style style:name="T81" style:family="text">
      <style:text-properties fo:font-size="13.5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normal" fo:font-family="'Liberation Mono'" style:font-family-asian="'Liberation Mono'" style:font-family-complex="'Liberation Mono'" fo:background-color="#f2f3f5" fo:color="#ec5252"/>
    </style:style>
    <style:style style:name="T83" style:family="text">
      <style:text-properties fo:font-size="13.5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fo:font-family="'Liberation Mono'" style:font-family-asian="'Liberation Mono'" style:font-family-complex="'Liberation Mono'" fo:background-color="#f2f3f5" fo:color="#ec5252"/>
    </style:style>
    <style:style style:name="T85" style:family="text">
      <style:text-properties fo:font-size="13.50pt" fo:font-weight="normal" fo:font-family="'Times New Roman'" style:font-family-asian="'Times New Roman'" style:font-family-complex="'Times New Roman'" fo:background-color="transparent" style:use-window-font-color="true"/>
    </style:style>
    <style:style style:name="T86" style:family="text">
      <style:text-properties fo:font-size="12.00pt" fo:font-weight="normal" fo:font-family="'Liberation Mono'" style:font-family-asian="'Liberation Mono'" style:font-family-complex="'Liberation Mono'" fo:background-color="#f2f3f5" fo:color="#ec5252"/>
    </style:style>
    <style:style style:name="T87" style:family="text">
      <style:text-properties fo:font-size="13.50pt" fo:font-weight="normal" fo:font-family="'Times New Roman'" style:font-family-asian="'Times New Roman'" style:font-family-complex="'Times New Roman'" fo:background-color="transparent" style:use-window-font-color="true"/>
    </style:style>
    <style:style style:name="T88" style:family="text">
      <style:text-properties fo:font-size="12.00pt" fo:font-weight="normal" fo:font-family="'Liberation Mono'" style:font-family-asian="'Liberation Mono'" style:font-family-complex="'Liberation Mono'" fo:background-color="#f2f3f5" fo:color="#ec5252"/>
    </style:style>
    <style:style style:name="T89" style:family="text">
      <style:text-properties fo:font-size="13.50pt" fo:font-weight="normal" fo:font-family="'Times New Roman'" style:font-family-asian="'Times New Roman'" style:font-family-complex="'Times New Roman'" fo:background-color="transparent" style:use-window-font-color="true"/>
    </style:style>
    <style:style style:name="T90" style:family="text">
      <style:text-properties fo:font-size="13.5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1" style:family="text">
      <style:text-properties fo:font-size="13.50pt" fo:font-weight="normal" fo:font-family="'Times New Roman'" style:font-family-asian="'Times New Roman'" style:font-family-complex="'Times New Roman'" fo:background-color="transparent" style:use-window-font-color="true"/>
    </style:style>
    <style:style style:name="T92" style:family="text">
      <style:text-properties fo:font-size="13.50pt" fo:font-weight="normal" fo:font-family="'Times New Roman'" style:font-family-asian="'Times New Roman'" style:font-family-complex="'Times New Roman'" fo:background-color="transparent" style:use-window-font-color="true"/>
    </style:style>
    <style:style style:name="T93" style:family="text">
      <style:text-properties fo:font-size="12.00pt" fo:font-weight="normal" fo:font-family="'Liberation Mono'" style:font-family-asian="'Liberation Mono'" style:font-family-complex="'Liberation Mono'" fo:background-color="#f2f3f5" fo:color="#ec5252"/>
    </style:style>
    <style:style style:name="T94" style:family="text">
      <style:text-properties fo:font-size="13.50pt" fo:font-weight="normal" fo:font-family="'Times New Roman'" style:font-family-asian="'Times New Roman'" style:font-family-complex="'Times New Roman'" fo:background-color="transparent" style:use-window-font-color="true"/>
    </style:style>
    <style:style style:name="T95" style:family="text">
      <style:text-properties fo:font-size="12.00pt" fo:font-weight="normal" fo:font-family="'Liberation Mono'" style:font-family-asian="'Liberation Mono'" style:font-family-complex="'Liberation Mono'" fo:background-color="#f2f3f5" fo:color="#ec5252"/>
    </style:style>
    <style:style style:name="T96" style:family="text">
      <style:text-properties fo:font-size="13.50pt" fo:font-weight="normal" fo:font-family="'Times New Roman'" style:font-family-asian="'Times New Roman'" style:font-family-complex="'Times New Roman'" fo:background-color="transparent" style:use-window-font-color="true"/>
    </style:style>
    <style:style style:name="T97" style:family="text">
      <style:text-properties fo:font-size="12.00pt" fo:font-weight="normal" fo:font-family="'Liberation Mono'" style:font-family-asian="'Liberation Mono'" style:font-family-complex="'Liberation Mono'" fo:background-color="#f2f3f5" fo:color="#ec5252"/>
    </style:style>
    <style:style style:name="T98" style:family="text">
      <style:text-properties fo:font-size="13.5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Liberation Mono'" style:font-family-asian="'Liberation Mono'" style:font-family-complex="'Liberation Mono'" fo:background-color="#f2f3f5" fo:color="#ec5252"/>
    </style:style>
    <style:style style:name="T100" style:family="text">
      <style:text-properties fo:font-size="13.50pt" fo:font-weight="normal" fo:font-family="'Times New Roman'" style:font-family-asian="'Times New Roman'" style:font-family-complex="'Times New Roman'" fo:background-color="transparent" style:use-window-font-color="true"/>
    </style:style>
    <style:style style:name="T101" style:family="text">
      <style:text-properties fo:font-size="12.00pt" fo:font-weight="normal" fo:font-family="'Liberation Mono'" style:font-family-asian="'Liberation Mono'" style:font-family-complex="'Liberation Mono'" fo:background-color="#f2f3f5" fo:color="#ec5252"/>
    </style:style>
    <style:style style:name="T102" style:family="text">
      <style:text-properties fo:font-size="13.50pt" fo:font-weight="normal" fo:font-family="'Times New Roman'" style:font-family-asian="'Times New Roman'" style:font-family-complex="'Times New Roman'" fo:background-color="transparent" style:use-window-font-color="true"/>
    </style:style>
    <style:style style:name="T103" style:family="text">
      <style:text-properties fo:font-size="12.00pt" fo:font-weight="normal" fo:font-family="'Liberation Mono'" style:font-family-asian="'Liberation Mono'" style:font-family-complex="'Liberation Mono'" fo:background-color="#f2f3f5" fo:color="#ec5252"/>
    </style:style>
    <style:style style:name="T104" style:family="text">
      <style:text-properties fo:font-size="13.50pt" fo:font-weight="normal" fo:font-family="'Times New Roman'" style:font-family-asian="'Times New Roman'" style:font-family-complex="'Times New Roman'" fo:background-color="transparent" style:use-window-font-color="true"/>
    </style:style>
    <style:style style:name="T10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25pt" fo:font-weight="normal" fo:font-family="'Times New Roman'" style:font-family-asian="'Times New Roman'" style:font-family-complex="'Times New Roman'" fo:background-color="transparent" fo:color="#29303b"/>
    </style:style>
    <style:style style:name="T109"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0" style:family="text">
      <style:text-properties fo:font-size="11.25pt" fo:font-weight="normal" fo:font-family="'Times New Roman'" style:font-family-asian="'Times New Roman'" style:font-family-complex="'Times New Roman'" fo:background-color="transparent" style:use-window-font-color="true"/>
    </style:style>
    <style:style style:name="T111" style:family="text">
      <style:text-properties fo:font-size="9.75pt" fo:font-weight="normal" fo:font-family="'Liberation Mono'" style:font-family-asian="'Liberation Mono'" style:font-family-complex="'Liberation Mono'" fo:background-color="#f2f3f5" fo:color="#ec5252"/>
    </style:style>
    <style:style style:name="T112" style:family="text">
      <style:text-properties fo:font-size="11.25pt" fo:font-weight="normal" fo:font-family="'Times New Roman'" style:font-family-asian="'Times New Roman'" style:font-family-complex="'Times New Roman'" fo:background-color="transparent" fo:color="#29303b"/>
    </style:style>
    <style:style style:name="T113"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4" style:family="text">
      <style:text-properties fo:font-size="11.25pt" fo:font-weight="normal" fo:font-family="'Times New Roman'" style:font-family-asian="'Times New Roman'" style:font-family-complex="'Times New Roman'" fo:background-color="transparent" style:use-window-font-color="true"/>
    </style:style>
    <style:style style:name="T115" style:family="text">
      <style:text-properties fo:font-size="11.25pt" fo:font-weight="normal" fo:font-family="'Times New Roman'" style:font-family-asian="'Times New Roman'" style:font-family-complex="'Times New Roman'" fo:background-color="transparent" fo:color="#29303b"/>
    </style:style>
    <style:style style:name="T116"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17" style:family="text">
      <style:text-properties fo:font-size="11.25pt" fo:font-weight="normal" fo:font-family="'Times New Roman'" style:font-family-asian="'Times New Roman'" style:font-family-complex="'Times New Roman'" fo:background-color="transparent" style:use-window-font-color="true"/>
    </style:style>
    <style:style style:name="T118" style:family="text">
      <style:text-properties fo:font-size="11.25pt" fo:font-weight="normal" fo:font-family="'Times New Roman'" style:font-family-asian="'Times New Roman'" style:font-family-complex="'Times New Roman'" fo:background-color="transparent" fo:color="#29303b"/>
    </style:style>
    <style:style style:name="T119" style:family="text">
      <style:text-properties fo:font-size="9.75pt" fo:font-weight="normal" fo:font-family="'Liberation Mono'" style:font-family-asian="'Liberation Mono'" style:font-family-complex="'Liberation Mono'" fo:background-color="#f2f3f5" fo:color="#ec5252"/>
    </style:style>
    <style:style style:name="T120" style:family="text">
      <style:text-properties fo:font-size="11.25pt" fo:font-weight="normal" fo:font-family="'Times New Roman'" style:font-family-asian="'Times New Roman'" style:font-family-complex="'Times New Roman'" fo:background-color="transparent" fo:color="#29303b"/>
    </style:style>
    <style:style style:name="T121"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2" style:family="text">
      <style:text-properties fo:font-size="11.25pt" fo:font-weight="normal" fo:font-family="'Times New Roman'" style:font-family-asian="'Times New Roman'" style:font-family-complex="'Times New Roman'" fo:background-color="transparent" style:use-window-font-color="true"/>
    </style:style>
    <style:style style:name="T123" style:family="text">
      <style:text-properties fo:font-size="11.25pt" fo:font-weight="normal" fo:font-family="'Times New Roman'" style:font-family-asian="'Times New Roman'" style:font-family-complex="'Times New Roman'" fo:background-color="transparent" fo:color="#29303b"/>
    </style:style>
    <style:style style:name="T124"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5" style:family="text">
      <style:text-properties fo:font-size="11.25pt" fo:font-weight="normal" fo:font-family="'Times New Roman'" style:font-family-asian="'Times New Roman'" style:font-family-complex="'Times New Roman'" fo:background-color="transparent" style:use-window-font-color="true"/>
    </style:style>
    <style:style style:name="T126" style:family="text">
      <style:text-properties fo:font-size="11.25pt" fo:font-weight="normal" fo:font-family="'Times New Roman'" style:font-family-asian="'Times New Roman'" style:font-family-complex="'Times New Roman'" fo:background-color="transparent" fo:color="#29303b"/>
    </style:style>
    <style:style style:name="T127" style:family="text">
      <style:text-properties fo:font-size="11.2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8" style:family="text">
      <style:text-properties fo:font-size="11.25pt" fo:font-weight="normal" fo:font-family="'Times New Roman'" style:font-family-asian="'Times New Roman'" style:font-family-complex="'Times New Roman'"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8.00pt" fo:font-weight="bold" fo:font-family="'Times New Roman'" style:font-family-asian="'Times New Roman'" style:font-family-complex="'Times New Roman'" fo:background-color="transparent" style:use-window-font-color="true"/>
    </style:style>
    <style:style style:name="T13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2" style:family="text">
      <style:text-properties fo:font-size="18.00pt" fo:font-weight="bold" fo:font-family="'Times New Roman'" style:font-family-asian="'Times New Roman'" style:font-family-complex="'Times New Roman'" fo:background-color="transparent" style:use-window-font-color="true"/>
    </style:style>
    <style:style style:name="T133"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4" style:family="text">
      <style:text-properties fo:font-size="18.00pt" fo:font-weight="bold" fo:font-family="'Times New Roman'" style:font-family-asian="'Times New Roman'" style:font-family-complex="'Times New Roman'" fo:background-color="transparent" style:use-window-font-color="true"/>
    </style:style>
    <style:style style:name="T135"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6" style:family="text">
      <style:text-properties fo:font-size="18.00pt" fo:font-weight="bold" fo:font-family="'Times New Roman'" style:font-family-asian="'Times New Roman'" style:font-family-complex="'Times New Roman'" fo:background-color="transparent" style:use-window-font-color="true"/>
    </style:style>
    <style:style style:name="T137"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8" style:family="text">
      <style:text-properties fo:font-size="18.00pt" fo:font-weight="bold" fo:font-family="'Times New Roman'" style:font-family-asian="'Times New Roman'" style:font-family-complex="'Times New Roman'" fo:background-color="transparent" style:use-window-font-color="true"/>
    </style:style>
    <style:style style:name="T139"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0" style:family="text">
      <style:text-properties fo:font-size="18.00pt" fo:font-weight="bold" fo:font-family="'Times New Roman'" style:font-family-asian="'Times New Roman'" style:font-family-complex="'Times New Roman'"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1.25pt"/>
    </style:style>
    <text:list-style style:name="L2">
      <text:list-level-style-bullet text:level="1" text:bullet-char="•">
        <style:list-level-properties text:space-before="0.00pt" text:min-label-width="14.15pt"/>
        <style:text-properties fo:font-family="Symbol"/>
      </text:list-level-style-bullet>
    </text:list-style>
    <style:style style:name="P2" style:family="paragraph">
      <style:paragraph-properties fo:line-height="100.00%" fo:text-align="left" fo:margin-bottom="7.50pt"/>
    </style:style>
    <style:style style:name="P3" style:family="paragraph">
      <style:paragraph-properties fo:line-height="100.00%" fo:text-align="left"/>
    </style:style>
    <text:list-style style:name="L4">
      <text:list-level-style-bullet text:level="1" text:bullet-char="•">
        <style:list-level-properties text:space-before="0.00pt" text:min-label-width="14.15pt"/>
        <style:text-properties fo:font-family="Symbol"/>
      </text:list-level-style-bullet>
    </text:list-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fo:margin-left="3.75pt" fo:text-indent="0.00pt"/>
    </style:style>
    <style:style style:name="P7" style:family="paragraph">
      <style:paragraph-properties fo:line-height="100.00%" fo:text-align="left" fo:margin-bottom="11.25pt"/>
    </style:style>
    <style:style style:name="P8" style:family="paragraph">
      <style:paragraph-properties fo:line-height="100.00%" fo:text-align="left" fo:margin-bottom="15.00pt"/>
    </style:style>
    <style:style style:name="P9" style:family="paragraph">
      <style:paragraph-properties fo:line-height="145.00%" fo:text-align="left" fo:margin-bottom="7.50pt"/>
    </style:style>
    <style:style style:name="P10" style:family="paragraph">
      <style:paragraph-properties fo:line-height="100.00%" fo:text-align="left" fo:margin-bottom="15.00pt"/>
    </style:style>
    <style:style style:name="P11" style:family="paragraph">
      <style:paragraph-properties fo:line-height="145.00%" fo:text-align="left" fo:margin-bottom="7.50pt"/>
    </style:style>
    <style:style style:name="P12" style:family="paragraph">
      <style:paragraph-properties fo:line-height="100.00%" fo:text-align="left" fo:margin-bottom="15.00pt"/>
    </style:style>
    <style:style style:name="P13" style:family="paragraph">
      <style:paragraph-properties fo:line-height="100.00%" fo:text-align="left" fo:margin-left="3.75pt" fo:text-indent="0.00pt"/>
    </style:style>
    <style:style style:name="P14" style:family="paragraph">
      <style:paragraph-properties fo:line-height="100.00%" fo:text-align="left" fo:margin-bottom="11.25pt"/>
    </style:style>
    <style:style style:name="P15" style:family="paragraph">
      <style:paragraph-properties fo:line-height="100.00%" fo:text-align="left" fo:margin-bottom="15.00pt"/>
    </style:style>
    <style:style style:name="P16" style:family="paragraph">
      <style:paragraph-properties fo:line-height="100.00%" fo:text-align="left" fo:margin-left="3.75pt" fo:text-indent="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00.00%" fo:text-align="left" fo:margin-left="-18.00pt" fo:text-indent="18.00pt" fo:margin-bottom="7.50pt"/>
    </style:style>
    <style:style style:name="P18" style:family="paragraph">
      <style:paragraph-properties fo:line-height="100.00%" fo:text-align="left" fo:margin-bottom="7.50pt"/>
    </style:style>
    <style:style style:name="P19" style:family="paragraph">
      <style:paragraph-properties fo:line-height="100.00%" fo:text-align="left" fo:margin-left="3.75pt" fo:text-indent="0.00pt"/>
    </style:style>
  </office:automatic-styles>
  <office:body>
    <office:text>
      <text:p text:style-name="P1"><text:span text:style-name="T1">Section 2, Lecture 23</text:span></text:p>
      <text:list text:style-name="L2">
        <text:list-item>
          <text:p text:style-name="P2"><text:span text:style-name="T2">Complete MDN CSS Reference (don't learn this by heart!): </text:span><text:a xlink:href="https://developer.mozilla.org/en-US/docs/Web/CSS/Reference"><text:span text:style-name="T3">https://developer.mozilla.org/en-US/docs/Web/CSS/Reference</text:span></text:a><text:span text:style-name="T4"/></text:p>
        </text:list-item>
        <text:list-item>
          <text:p text:style-name="P2"><text:span text:style-name="T5">Are you a reading guy? Find written CSS docs on MDN: </text:span><text:a xlink:href="https://developer.mozilla.org/en-US/docs/Web/CSS"><text:span text:style-name="T6">https://developer.mozilla.org/en-US/docs/Web/CSS</text:span></text:a><text:span text:style-name="T7"/></text:p>
        </text:list-item>
        <text:list-item>
          <text:p text:style-name="P2"><text:span text:style-name="T8">Common CSS Properties Reference: </text:span><text:a xlink:href="https://developer.mozilla.org/en-US/docs/Web/CSS/CSS_Properties_Reference"><text:span text:style-name="T9">https://developer.mozilla.org/en-US/docs/Web/CSS/CSS_Properties_Reference</text:span></text:a><text:span text:style-name="T10"/></text:p>
        </text:list-item>
        <text:list-item>
          <text:p text:style-name="P2"><text:span text:style-name="T11">CSS Combinators: </text:span><text:a xlink:href="https://developer.mozilla.org/en-US/docs/Learn/CSS/Introduction_to_CSS/Combinators_and_multiple_selectors"><text:span text:style-name="T12">https://developer.mozilla.org/en-US/docs/Learn/CSS/Introduction_to_CSS/Combinators_and_multiple_selectors</text:span></text:a><text:span text:style-name="T13"/></text:p>
        </text:list-item>
        <text:list-item>
          <text:p text:style-name="P2"><text:span text:style-name="T14">More details on CSS Specifity: </text:span><text:a xlink:href="https://developer.mozilla.org/en-US/docs/Web/CSS/Specificity"><text:span text:style-name="T15">https://developer.mozilla.org/en-US/docs/Web/CSS/Specificity</text:span></text:a><text:span text:style-name="T16"/></text:p>
        </text:list-item>
      </text:list>
      <text:p text:style-name="P3"><text:span text:style-name="T17">Resources for this lecture</text:span></text:p>
      <text:list text:style-name="L4">
        <text:list-item>
          <text:p text:style-name="P4"><text:span text:style-name="T18"> basics-01-understanding-the-course-project-starting-code.zip</text:span></text:p>
        </text:list-item>
        <text:list-item>
          <text:p text:style-name="P4"><text:span text:style-name="T18"> basics-02-understanding-the-style-tag-finished.zip</text:span></text:p>
        </text:list-item>
        <text:list-item>
          <text:p text:style-name="P4"><text:span text:style-name="T18"> basics-03-theory-time-selectors-finished.zipShow more (5)</text:span></text:p>
        </text:list-item>
      </text:list>
      <text:p text:style-name="P5"><text:span text:style-name="T19"> </text:span></text:p>
      <text:p text:style-name="P6"><text:span text:style-name="T20">display: none vs visibility: hidden</text:span></text:p>
      <text:p text:style-name="P7"><text:span text:style-name="T21">Section 3, Lecture 35</text:span></text:p>
      <text:p text:style-name="P8"><text:span text:style-name="T22">We had a look at </text:span><text:span text:style-name="T23">display: none;</text:span><text:span text:style-name="T24">  - this value removes the element to which you apply it from the document flow. This means that the element is not visible and it also doesn't "block its position". Other elements can (and will) take its place instead.</text:span></text:p>
      <text:p text:style-name="P8"><text:span text:style-name="T24">There is an alternative to that though.</text:span></text:p>
      <text:p text:style-name="P8"><text:span text:style-name="T24">If you only want to hide an element but you want to keep its place (i.e. other elements don't fill the empty spot), you can use </text:span><text:span text:style-name="T25">visibility: hidden;</text:span><text:span text:style-name="T26"> </text:span></text:p>
      <text:p text:style-name="P8"><text:span text:style-name="T26">Here's a visual example:</text:span></text:p>
      <text:p text:style-name="P9"><text:span text:style-name="T27">.box-1 {<text:s text:c="4"/>display: none;} .box-2 {<text:s text:c="4"/>display:<text:s/></text:span><text:span text:style-name="T28">inline</text:span><text:span text:style-name="T29">-block;}</text:span></text:p>
      <text:p text:style-name="P10"><text:span text:style-name="T30">Will render:</text:span></text:p>
      <text:p text:style-name="P10"><text:span text:style-name="T31">x</text:span><text:span text:style-name="T32">  </text:span></text:p>
      <text:p text:style-name="P10"><text:span text:style-name="T32">where </text:span><text:span text:style-name="T33">x</text:span><text:span text:style-name="T34">  has the class </text:span><text:span text:style-name="T35">box-2</text:span><text:span text:style-name="T36"> . The first element just isn't displayed. </text:span><text:span text:style-name="T37">It's still part of the DOM though</text:span><text:span text:style-name="T38">, you can still access it via JavaScript for example.</text:span></text:p>
      <text:p text:style-name="P10"><text:span text:style-name="T38">Here's an example for </text:span><text:span text:style-name="T39">visibility: hidden</text:span><text:span text:style-name="T40"> :</text:span></text:p>
      <text:p text:style-name="P11"><text:span text:style-name="T41">.box-1 {<text:s text:c="4"/>visibility: hidden;} .box-2 {<text:s text:c="4"/>display:<text:s/></text:span><text:span text:style-name="T42">inline</text:span><text:span text:style-name="T43">-block;}</text:span></text:p>
      <text:p text:style-name="P12"><text:span text:style-name="T44">Will render:</text:span></text:p>
      <text:p text:style-name="P12"><text:span text:style-name="T45">_x</text:span><text:span text:style-name="T46"> </text:span></text:p>
      <text:p text:style-name="P12"><text:span text:style-name="T46">where </text:span><text:span text:style-name="T47">_</text:span><text:span text:style-name="T48">  simply is an empty spot and </text:span><text:span text:style-name="T49">x</text:span><text:span text:style-name="T50">  has the class </text:span><text:span text:style-name="T51">box-2</text:span><text:span text:style-name="T52"> .</text:span></text:p>
      <text:p text:style-name="P12"><text:span text:style-name="T52">The element is only invisible, </text:span><text:span text:style-name="T53">it's not removed from the document flow and of course also not from the DOM.</text:span></text:p>
      <text:p text:style-name="P13"><text:span text:style-name="T54">HTML Refresher: Block-level vs Inline Elements</text:span></text:p>
      <text:p text:style-name="P14"><text:span text:style-name="T55">Section 3, Lecture 36</text:span></text:p>
      <text:p text:style-name="P15"><text:span text:style-name="T56">It's not really a CSS topic, though it's related to it: The difference between </text:span><text:span text:style-name="T57">block-level</text:span><text:span text:style-name="T58"> and </text:span><text:span text:style-name="T59">inline elements</text:span><text:span text:style-name="T60">.</text:span></text:p>
      <text:p text:style-name="P15"><text:span text:style-name="T60">You can read a more detailed article (which also includes a YouTube video about HTML at the top of the page) here: </text:span><text:a xlink:href="https://academind.com/learn/html/beginner-s-guide/diving-deeper-into-html#block-level-vs-inline-elements"><text:span text:style-name="T61">https://academind.com/learn/html/beginner-s-guide/diving-deeper-into-html#block-level-vs-inline-elements</text:span></text:a><text:span text:style-name="T62"/></text:p>
      <text:p text:style-name="P15"><text:span text:style-name="T63">Here's the executive summary:</text:span></text:p>
      <text:p text:style-name="P15"><text:span text:style-name="T64">Block-level elements</text:span><text:span text:style-name="T65"> are rendered as a block and hence take up all the available horizontal space. You can set margin-top and margin-bottom and two block-level elements will render in two different lines.</text:span></text:p>
      <text:p text:style-name="P15"><text:span text:style-name="T65">Some examples are: </text:span><text:span text:style-name="T66">&lt;div&gt;</text:span><text:span text:style-name="T67"> , </text:span><text:span text:style-name="T68">&lt;section&gt;</text:span><text:span text:style-name="T69"> , </text:span><text:span text:style-name="T70">&lt;article&gt;</text:span><text:span text:style-name="T71"> , </text:span><text:span text:style-name="T72">&lt;nav&gt;</text:span><text:span text:style-name="T73">  but also </text:span><text:span text:style-name="T74">&lt;h1&gt;</text:span><text:span text:style-name="T75"> , </text:span><text:span text:style-name="T76">&lt;h2&gt;</text:span><text:span text:style-name="T77">  etc and </text:span><text:span text:style-name="T78">&lt;p&gt;</text:span><text:span text:style-name="T79"> .</text:span></text:p>
      <text:p text:style-name="P15"><text:span text:style-name="T80">Inline elements </text:span><text:span text:style-name="T81">on the other hand only take up the space they require to fit their content in. Hence two inline-elements will fit into the same line (as long as the combined content doesn't take up the entire space in which case a line break would be added).</text:span></text:p>
      <text:p text:style-name="P15"><text:span text:style-name="T81">They also use the box-model you learned about but </text:span><text:span text:style-name="T82">margin-top</text:span><text:span text:style-name="T83">  and </text:span><text:span text:style-name="T84">margin-bottom</text:span><text:span text:style-name="T85">  have no effect on the element. </text:span><text:span text:style-name="T86">padding-top</text:span><text:span text:style-name="T87">  and </text:span><text:span text:style-name="T88">padding-bottom</text:span><text:span text:style-name="T89">  also have a different effect. They don't push the adjacent content away but they will do so with the element border. You can read more about that behavior in the following article: </text:span><text:a xlink:href="https://hacks.mozilla.org/2015/03/understanding-inline-box-model/"><text:span text:style-name="T90">https://hacks.mozilla.org/2015/03/understanding-inline-box-model/</text:span></text:a><text:span text:style-name="T91"/></text:p>
      <text:p text:style-name="P15"><text:span text:style-name="T92">Additionally, setting a </text:span><text:span text:style-name="T93">width</text:span><text:span text:style-name="T94">  or </text:span><text:span text:style-name="T95">height</text:span><text:span text:style-name="T96">  on an inline element also has no effect. The width and height is auto to take as much space as required by the content.</text:span></text:p>
      <text:p text:style-name="P15"><text:span text:style-name="T96">Logically, this makes sense since you don't want your inline elements to destroy your multi-line text-layout. If you want to do so or need both block-level and inline behavior, you can set </text:span><text:span text:style-name="T97">display: inline-block</text:span><text:span text:style-name="T98">  to merge behaviors.</text:span></text:p>
      <text:p text:style-name="P15"><text:span text:style-name="T98">Some example elements are: </text:span><text:span text:style-name="T99">&lt;a&gt;</text:span><text:span text:style-name="T100"> , </text:span><text:span text:style-name="T101">&lt;span&gt;</text:span><text:span text:style-name="T102"> , </text:span><text:span text:style-name="T103">&lt;img&gt;</text:span><text:span text:style-name="T104"> </text:span></text:p>
      <text:p text:style-name="P16"><text:a xlink:href="https://hacks.mozilla.org/2015/03/understanding-inline-box-model/"><text:span text:style-name="T105">https://hacks.mozilla.org/2015/03/understanding-inline-box-model/</text:span></text:a><text:span text:style-name="T106"/></text:p>
      <text:p text:style-name="P16"><text:span text:style-name="T107"/></text:p>
      <text:p text:style-name="P16"><text:span text:style-name="T107"/></text:p>
      <text:p text:style-name="P16"><text:span text:style-name="T108">CSS Box Model: </text:span><text:a xlink:href="https://developer.mozilla.org/en-US/docs/Learn/CSS/Introduction_to_CSS/Box_model"><text:span text:style-name="T109">https://developer.mozilla.org/en-US/docs/Learn/CSS/Introduction_to_CSS/Box_model</text:span></text:a><text:span text:style-name="T110"/></text:p>
      <text:list text:style-name="L17">
        <text:list-item>
          <text:p text:style-name="P17"><text:span text:style-name="T111">box-sizing</text:span><text:span text:style-name="T112"> : </text:span><text:a xlink:href="https://developer.mozilla.org/en-US/docs/Web/CSS/box-sizing"><text:span text:style-name="T113">https://developer.mozilla.org/en-US/docs/Web/CSS/box-sizing</text:span></text:a><text:span text:style-name="T114"/></text:p>
        </text:list-item>
        <text:list-item>
          <text:p text:style-name="P17"><text:span text:style-name="T115">More on height &amp; width: </text:span><text:a xlink:href="https://www.w3schools.com/css/css_dimension.asp"><text:span text:style-name="T116">https://www.w3schools.com/css/css_dimension.asp</text:span></text:a><text:span text:style-name="T117"/></text:p>
        </text:list-item>
        <text:list-item>
          <text:p text:style-name="P17"><text:span text:style-name="T118">The </text:span><text:span text:style-name="T119">display</text:span><text:span text:style-name="T120">  Property: </text:span><text:a xlink:href="https://developer.mozilla.org/en-US/docs/Web/CSS/display"><text:span text:style-name="T121">https://developer.mozilla.org/en-US/docs/Web/CSS/display</text:span></text:a><text:span text:style-name="T122"/></text:p>
        </text:list-item>
        <text:list-item>
          <text:p text:style-name="P17"><text:span text:style-name="T123">Pseudo Classes on the MDN: </text:span><text:a xlink:href="https://developer.mozilla.org/en-US/docs/Web/CSS/Pseudo-classes"><text:span text:style-name="T124">https://developer.mozilla.org/en-US/docs/Web/CSS/Pseudo-classes</text:span></text:a><text:span text:style-name="T125"/></text:p>
        </text:list-item>
        <text:list-item>
          <text:p text:style-name="P17"><text:span text:style-name="T126">Dive deeper into Pseudo Elements: </text:span><text:a xlink:href="https://developer.mozilla.org/en-US/docs/Web/CSS/Pseudo-elements"><text:span text:style-name="T127">https://developer.mozilla.org/en-US/docs/Web/CSS/Pseudo-elements</text:span></text:a><text:span text:style-name="T128"/></text:p>
        </text:list-item>
      </text:list>
      <text:p text:style-name="P18"><text:span text:style-name="T129"/></text:p>
      <text:p text:style-name="P18"><text:span text:style-name="T130">Margin: auto<text:s text:c="2"/>--&gt; move element to center</text:span></text:p>
      <text:p text:style-name="P18"><text:span text:style-name="T130"/></text:p>
      <text:p text:style-name="P18"><text:span text:style-name="T130">Dive Deeper into Selected Topics</text:span></text:p>
      <text:p text:style-name="P18"><text:span text:style-name="T130"/></text:p>
      <text:p text:style-name="P18"><text:span text:style-name="T130">Positioning theory:<text:s/></text:span><text:a xlink:href="https://developer.mozilla.org/en-US/docs/Learn/CSS/CSS_layout/Positioning"><text:span text:style-name="T131">https://developer.mozilla.org/en-US/docs/Learn/CSS/CSS_layout/Positioning</text:span></text:a><text:span text:style-name="T132"/></text:p>
      <text:p text:style-name="P18"><text:span text:style-name="T132">More about the "position" property:<text:s/></text:span><text:a xlink:href="https://developer.mozilla.org/en-US/docs/Web/CSS/position"><text:span text:style-name="T133">https://developer.mozilla.org/en-US/docs/Web/CSS/position</text:span></text:a><text:span text:style-name="T134"/></text:p>
      <text:p text:style-name="P18"><text:span text:style-name="T134">The z-index:<text:s/></text:span><text:a xlink:href="https://developer.mozilla.org/en-US/docs/Web/CSS/z-index"><text:span text:style-name="T135">https://developer.mozilla.org/en-US/docs/Web/CSS/z-index</text:span></text:a><text:span text:style-name="T136"/></text:p>
      <text:p text:style-name="P18"><text:span text:style-name="T136">The Stacking Context:<text:s/></text:span><text:a xlink:href="https://developer.mozilla.org/en-US/docs/Web/CSS/CSS_Positioning/Understanding_z_index/The_stacking_context"><text:span text:style-name="T137">https://developer.mozilla.org/en-US/docs/Web/CSS/CSS_Positioning/Understanding_z_index/The_stacking_context</text:span></text:a><text:span text:style-name="T138"/></text:p>
      <text:p text:style-name="P18"><text:span text:style-name="T138">The "sticky" value and current browser support:<text:s/></text:span><text:a xlink:href="https://caniuse.com/#search=sticky"><text:span text:style-name="T139">https://caniuse.com/#search=sticky</text:span></text:a><text:span text:style-name="T140"/></text:p>
      <text:p text:style-name="P19"><text:span text:style-name="T14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